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text-properties officeooo:rsid="00190122" officeooo:paragraph-rsid="00190122"/>
    </style:style>
    <style:style style:name="T1" style:family="text">
      <style:text-properties style:text-outline="false" style:text-line-through-style="none" style:text-line-through-type="none" style:font-name="Times New Roman" fo:font-size="21.5pt" fo:font-style="normal" fo:text-shadow="none" style:text-underline-style="none" fo:font-weight="normal" style:font-size-asian="21.5pt" style:font-style-asian="normal" style:font-weight-asian="normal" style:text-emphasiz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lay &amp; Kankar</text:p>
        </text:list-item>
        <text:list-item>
          <text:p text:style-name="P1">Fine Sand With Clay</text:p>
        </text:list-item>
        <text:list-item>
          <text:p text:style-name="P1">Fine Sand</text:p>
        </text:list-item>
        <text:list-item>
          <text:p text:style-name="P1">Fine To Medium Sand</text:p>
        </text:list-item>
        <text:list-item>
          <text:p text:style-name="P1">Coarse To Very Coarse Sand</text:p>
        </text:list-item>
        <text:list-item>
          <text:p text:style-name="P1">Coarse Sand</text:p>
        </text:list-item>
        <text:list-item>
          <text:p text:style-name="P1">Sandy Clay</text:p>
        </text:list-item>
        <text:list-item>
          <text:p text:style-name="P1">Clay</text:p>
        </text:list-item>
        <text:list-item>
          <text:p text:style-name="P1">Medium Sand</text:p>
        </text:list-item>
        <text:list-item>
          <text:p text:style-name="P1">Grav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03:59:32.172000000</meta:creation-date>
    <dc:date>2023-09-15T06:36:44.180000000</dc:date>
    <meta:editing-duration>PT2H37M12S</meta:editing-duration>
    <meta:editing-cycles>1</meta:editing-cycles>
    <meta:document-statistic meta:table-count="0" meta:image-count="0" meta:object-count="0" meta:page-count="1" meta:paragraph-count="10" meta:word-count="36" meta:character-count="149" meta:non-whitespace-character-count="133"/>
    <meta:generator>LibreOffice/7.6.0.3$Windows_X86_64 LibreOffice_project/69edd8b8ebc41d00b4de3915dc82f8f0fc3b6265</meta:generator>
  </office:meta>
</office:document-meta>
</file>